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Contents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b863"/>
    </style:style>
    <style:style style:name="P5" style:family="paragraph" style:parent-style-name="Table_20_Contents">
      <style:text-properties officeooo:rsid="0015b863" officeooo:paragraph-rsid="0015b863"/>
    </style:style>
    <style:style style:name="P6" style:family="paragraph" style:parent-style-name="Table_20_Contents">
      <style:text-properties officeooo:rsid="0024409d" officeooo:paragraph-rsid="0024409d"/>
    </style:style>
    <style:style style:name="P7" style:family="paragraph" style:parent-style-name="Table_20_Contents">
      <style:text-properties officeooo:rsid="00246687" officeooo:paragraph-rsid="00246687"/>
    </style:style>
    <style:style style:name="P8" style:family="paragraph" style:parent-style-name="Text_20_body">
      <style:text-properties officeooo:rsid="00106c69" officeooo:paragraph-rsid="00106c69"/>
    </style:style>
    <style:style style:name="P9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10" style:family="paragraph" style:parent-style-name="Text_20_body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3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4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28f5b" officeooo:paragraph-rsid="00147612" style:font-size-asian="9pt" style:font-style-asian="italic" style:font-size-complex="9pt" style:font-style-complex="italic"/>
    </style:style>
    <style:style style:name="P15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47612" officeooo:paragraph-rsid="00147612" style:font-size-asian="9pt" style:font-style-asian="italic" style:font-size-complex="9pt" style:font-style-complex="italic"/>
    </style:style>
    <style:style style:name="P16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da83b" officeooo:paragraph-rsid="001da83b" style:font-size-asian="9pt" style:font-style-asian="italic" style:font-size-complex="9pt" style:font-style-complex="italic"/>
    </style:style>
    <style:style style:name="P17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italic" officeooo:rsid="0015147e" officeooo:paragraph-rsid="0015147e" style:font-size-asian="9pt" style:font-style-asian="italic" style:font-size-complex="9pt" style:font-style-complex="italic"/>
    </style:style>
    <style:style style:name="P18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normal" officeooo:rsid="001da83b" officeooo:paragraph-rsid="001da83b" style:font-size-asian="9pt" style:font-style-asian="normal" style:font-size-complex="9pt" style:font-style-complex="normal"/>
    </style:style>
    <style:style style:name="P19" style:family="paragraph" style:parent-style-name="Text_20_body">
      <style:paragraph-properties fo:margin-left="1.251cm" fo:margin-right="0cm" fo:margin-top="0.201cm" fo:margin-bottom="0.448cm" style:contextual-spacing="false" fo:text-indent="0cm" style:auto-text-indent="false"/>
      <style:text-properties style:font-name="Courier New" fo:font-size="9pt" fo:font-style="normal" officeooo:rsid="002785e4" officeooo:paragraph-rsid="002785e4" style:font-size-asian="9pt" style:font-style-asian="normal" style:font-size-complex="9pt" style:font-style-complex="normal"/>
    </style:style>
    <style:style style:name="P20" style:family="paragraph" style:parent-style-name="Text_20_body">
      <style:paragraph-properties fo:margin-left="1.251cm" fo:margin-right="0cm" fo:margin-top="0cm" fo:margin-bottom="0.247cm" style:contextual-spacing="false" fo:line-height="100%" fo:text-indent="0cm" style:auto-text-indent="false"/>
      <style:text-properties style:font-name="Courier New" fo:font-size="9pt" fo:font-style="italic" officeooo:rsid="00128f5b" officeooo:paragraph-rsid="002785e4" style:font-size-asian="9pt" style:font-style-asian="italic" style:font-size-complex="9pt" style:font-style-complex="italic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5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26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P27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67cb8" officeooo:paragraph-rsid="001c99d5" style:font-size-asian="10.5pt" style:font-size-complex="12pt"/>
    </style:style>
    <style:style style:name="P28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29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c99d5" officeooo:paragraph-rsid="001c99d5" style:font-size-asian="10.5pt" style:font-size-complex="12pt"/>
    </style:style>
    <style:style style:name="P30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Georgia1" fo:font-size="12pt" officeooo:rsid="001fe10a" officeooo:paragraph-rsid="001fe10a" style:font-size-asian="10.5pt" style:font-size-complex="12pt"/>
    </style:style>
    <style:style style:name="P31" style:family="paragraph" style:parent-style-name="Text_20_body">
      <style:paragraph-properties fo:margin-left="0cm" fo:margin-right="0cm" fo:margin-top="0.201cm" fo:margin-bottom="0.448cm" style:contextual-spacing="false" fo:text-indent="0cm" style:auto-text-indent="false"/>
      <style:text-properties style:font-name="Courier New" fo:font-size="10pt" fo:font-style="normal" officeooo:rsid="001c99d5" officeooo:paragraph-rsid="0021d8c2" style:font-size-asian="8.75pt" style:font-style-asian="normal" style:font-size-complex="10pt" style:font-style-complex="normal"/>
    </style:style>
    <style:style style:name="P3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34" style:family="paragraph" style:parent-style-name="Heading_20_1" style:list-style-name="">
      <style:text-properties fo:font-style="normal" officeooo:rsid="00106c69" officeooo:paragraph-rsid="001c99d5" style:font-style-asian="normal" style:font-style-complex="normal"/>
    </style:style>
    <style:style style:name="P35" style:family="paragraph" style:parent-style-name="Heading_20_1">
      <style:paragraph-properties fo:break-before="page"/>
      <style:text-properties fo:font-style="normal" officeooo:rsid="00106c69" officeooo:paragraph-rsid="001c99d5" style:font-style-asian="normal" style:font-style-complex="normal"/>
    </style:style>
    <style:style style:name="P36" style:family="paragraph" style:parent-style-name="Heading_20_3" style:list-style-name=""/>
    <style:style style:name="P37" style:family="paragraph" style:parent-style-name="Heading_20_3">
      <style:text-properties officeooo:rsid="0015147e" officeooo:paragraph-rsid="0015147e"/>
    </style:style>
    <style:style style:name="P38" style:family="paragraph" style:parent-style-name="Heading_20_3">
      <style:paragraph-properties fo:break-before="page"/>
    </style:style>
    <style:style style:name="P39" style:family="paragraph" style:parent-style-name="Table_20_Contents">
      <style:text-properties officeooo:rsid="0028ee2e" officeooo:paragraph-rsid="0028ee2e"/>
    </style:style>
    <style:style style:name="T1" style:family="text">
      <style:text-properties officeooo:rsid="0024409d"/>
    </style:style>
    <style:style style:name="T2" style:family="text">
      <style:text-properties officeooo:rsid="002785e4"/>
    </style:style>
    <style:style style:name="T3" style:family="text">
      <style:text-properties officeooo:rsid="00264ee4"/>
    </style:style>
    <style:style style:name="T4" style:family="text">
      <style:text-properties officeooo:rsid="00246687"/>
    </style:style>
    <style:style style:name="T5" style:family="text">
      <style:text-properties officeooo:rsid="001fe10a"/>
    </style:style>
    <style:style style:name="T6" style:family="text">
      <style:text-properties officeooo:rsid="00236c7e"/>
    </style:style>
    <style:style style:name="T7" style:family="text">
      <style:text-properties officeooo:rsid="00167cb8"/>
    </style:style>
    <style:style style:name="T8" style:family="text">
      <style:text-properties officeooo:rsid="001b8959"/>
    </style:style>
    <style:style style:name="T9" style:family="text">
      <style:text-properties officeooo:rsid="00122808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47612" style:font-style-asian="normal" style:font-style-complex="normal"/>
    </style:style>
    <style:style style:name="T12" style:family="text">
      <style:text-properties fo:font-style="normal" officeooo:rsid="0015147e" style:font-style-asian="normal" style:font-style-complex="normal"/>
    </style:style>
    <style:style style:name="T13" style:family="text">
      <style:text-properties fo:font-style="normal" officeooo:rsid="00167cb8" style:font-style-asian="normal" style:font-style-complex="normal"/>
    </style:style>
    <style:style style:name="T14" style:family="text">
      <style:text-properties fo:font-style="normal" officeooo:rsid="0017b2d4" style:font-style-asian="normal" style:font-style-complex="normal"/>
    </style:style>
    <style:style style:name="T15" style:family="text">
      <style:text-properties fo:font-style="normal" officeooo:rsid="0018a1d4" style:font-style-asian="normal" style:font-style-complex="normal"/>
    </style:style>
    <style:style style:name="T16" style:family="text">
      <style:text-properties fo:font-style="normal" officeooo:rsid="0019b61e" style:font-style-asian="normal" style:font-style-complex="normal"/>
    </style:style>
    <style:style style:name="T17" style:family="text">
      <style:text-properties fo:font-style="normal" officeooo:rsid="001b8959" style:font-style-asian="normal" style:font-style-complex="normal"/>
    </style:style>
    <style:style style:name="T18" style:family="text">
      <style:text-properties fo:font-style="normal" officeooo:rsid="001da83b" style:font-style-asian="normal" style:font-style-complex="normal"/>
    </style:style>
    <style:style style:name="T19" style:family="text">
      <style:text-properties fo:font-style="normal" officeooo:rsid="001fe10a" style:font-style-asian="normal" style:font-style-complex="normal"/>
    </style:style>
    <style:style style:name="T20" style:family="text">
      <style:text-properties fo:font-style="normal" officeooo:rsid="002785e4" style:font-style-asian="normal" style:font-style-complex="normal"/>
    </style:style>
    <style:style style:name="T21" style:family="text">
      <style:text-properties fo:font-style="normal" officeooo:rsid="00287c93" style:font-style-asian="normal" style:font-style-complex="normal"/>
    </style:style>
    <style:style style:name="T22" style:family="text">
      <style:text-properties officeooo:rsid="00147612"/>
    </style:style>
    <style:style style:name="T23" style:family="text">
      <style:text-properties officeooo:rsid="0015b863"/>
    </style:style>
    <style:style style:name="T24" style:family="text">
      <style:text-properties officeooo:rsid="0017b2d4"/>
    </style:style>
    <style:style style:name="T25" style:family="text">
      <style:text-properties officeooo:rsid="0018a1d4"/>
    </style:style>
    <style:style style:name="T26" style:family="text">
      <style:text-properties officeooo:rsid="0021d8c2"/>
    </style:style>
    <style:style style:name="T27" style:family="text">
      <style:text-properties officeooo:rsid="00224dd6"/>
    </style:style>
    <style:style style:name="T28" style:family="text">
      <style:text-properties officeooo:rsid="0028ee2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0">E2Guardian V5 – Revised List Definition</text:p>
      <text:p text:style-name="P9"/>
      <text:p text:style-name="P9"/>
      <text:p text:style-name="P9"/>
      <text:p text:style-name="P9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_Toc1464_1358257363" text:style-name="Index_20_Link" text:visited-style-name="Index_20_Link">E2Guardian V5 – Revised List Definition<text:tab/>2</text:a></text:p>
          <text:p text:style-name="P33"><text:a xlink:type="simple" xlink:href="#__RefHeading___Toc1466_1358257363" text:style-name="Index_20_Link" text:visited-style-name="Index_20_Link">Introduction<text:tab/>2</text:a></text:p>
          <text:p text:style-name="P33"><text:a xlink:type="simple" xlink:href="#__RefHeading___Toc1468_1358257363" text:style-name="Index_20_Link" text:visited-style-name="Index_20_Link">List Definition<text:tab/>4</text:a></text:p>
          <text:p text:style-name="P33"><text:a xlink:type="simple" xlink:href="#__RefHeading___Toc1470_1358257363" text:style-name="Index_20_Link" text:visited-style-name="Index_20_Link">Table 1 – List Types<text:tab/>5</text:a></text:p>
        </text:index-body>
      </text:table-of-content>
      <text:p text:style-name="P9"/>
      <text:p text:style-name="P9"/>
      <text:p text:style-name="P9"/>
      <text:h text:style-name="P34" text:outline-level="1"/>
      <text:h text:style-name="P35" text:outline-level="1"><text:bookmark-start text:name="__RefHeading___Toc1464_1358257363"/>E2Guardian V5 – Revised List Definition<text:bookmark-end text:name="__RefHeading___Toc1464_1358257363"/></text:h>
      <text:h text:style-name="Heading_20_3" text:outline-level="3"><text:bookmark-start text:name="__RefHeading___Toc1466_1358257363"/>Introduction<text:bookmark-end text:name="__RefHeading___Toc1466_1358257363"/></text:h>
      <text:p text:style-name="P8">Version 5 has a completely revised model for defining and using lists. <text:s/>List definition is now separated from list application. These are no longer hard-coded, but mapped to an action using a storyboard function.</text:p>
      <text:p text:style-name="P8">So, for example, the following entries in <text:span text:style-name="T8">V4 </text:span>e2guardianf1.conf :</text:p>
      <text:p text:style-name="P11">exceptionsitelist = '/<text:span text:style-name="T27">etc</text:span>/<text:span text:style-name="T27">e2guardian</text:span>/lists/exceptionsitelist'</text:p>
      <text:p text:style-name="P11">exceptionurllist = '/<text:span text:style-name="T27">etc</text:span>/e2guardian/lists/exceptionurllist'</text:p>
      <text:p text:style-name="P11">exceptionregexpurllist = '/<text:span text:style-name="T27">etc/</text:span>e2guardian/lists/exceptionregexpurllist'</text:p>
      <text:p text:style-name="P21">are replaced <text:span text:style-name="T8">in V5 </text:span>with:</text:p>
      <text:p text:style-name="P11">sitelist = 'name=exception,messageno=602,path=/<text:span text:style-name="T27">etc</text:span>/e2guardian/lists/exceptionsitelist'</text:p>
      <text:p text:style-name="P11">urllist = 'name=exception,messageno=603,path=/<text:span text:style-name="T27">etc</text:span>/e2guardian/lists/exceptionurllist'</text:p>
      <text:p text:style-name="P12"><text:span text:style-name="T9">regexpbool</text:span>list = 'name=exception,messageno=60<text:span text:style-name="T9">9</text:span>,path=/etc/e2guardian/lists/exception<text:span text:style-name="T9">regexp</text:span>urllist'</text:p>
      <text:p text:style-name="P22">and this line added to the storyboard logic to map the 'exception' list(s) to the 'exception' action:</text:p>
      <text:p text:style-name="P13">if(urlin, exception) setexception</text:p>
      <text:p text:style-name="P25">Note that the <text:span text:style-name="T27">list </text:span>name 'exception' <text:s/><text:span text:style-name="T7">above does not have any</text:span> special meaning to e2guardian <text:span text:style-name="T27">v5</text:span>, it is just a label for some lists.</text:p>
      <text:p text:style-name="P26">Blanket block indicators in list files are no longer actioned. <text:s/>Blanket block is now implemented with storyboard states 'site<text:span text:style-name="T8">isip</text:span>' and 'true' (e.g. <text:s/>'if(site<text:span text:style-name="T8">isip</text:span>,,<text:span text:style-name="T17">505</text:span>) return setblock' <text:s/><text:span text:style-name="T8">will display message number 505 - 'Access to sites by IP address is not allowed' in the block page</text:span>). <text:s text:c="3"/></text:p>
      <text:p text:style-name="P28"/>
      <text:p text:style-name="P28"><text:soft-page-break/></text:p>
      <text:p text:style-name="P28">Categories are still defined within lists as before <text:span text:style-name="T5">with the following syntax:-</text:span></text:p>
      <text:p text:style-name="P30">#listcategory: “CATEGORY”</text:p>
      <text:p text:style-name="P27">Time based lists are also honoured, although this method is depreciated and <text:span text:style-name="T4">may</text:span> be replaced by a more auditable method in a future version.</text:p>
      <text:h text:style-name="P36" text:outline-level="3"/>
      <text:h text:style-name="P38" text:outline-level="3"><text:bookmark-start text:name="__RefHeading___Toc1468_1358257363"/>List Definition<text:bookmark-end text:name="__RefHeading___Toc1468_1358257363"/></text:h>
      <text:p text:style-name="P29">List definition has the following format:</text:p>
      <text:p text:style-name="P20">listtype<text:span text:style-name="T10"> = 'name=</text:span>list_name<text:span text:style-name="T10">, [messageno=</text:span>nnn,<text:span text:style-name="T10">] [logmessageno=</text:span><text:span text:style-name="T22">lll</text:span>,<text:span text:style-name="T10">] </text:span><text:span text:style-name="T18">[anonlog=true,] [sitewild=false,] </text:span><text:span text:style-name="T10">path=</text:span>path_to_list_file </text:p>
      <text:p text:style-name="P20"><text:span text:style-name="T10"><text:s/><text:tab/><text:tab/><text:tab/><text:tab/><text:tab/><text:tab/></text:span><text:span text:style-name="T20">[ ,listdir=</text:span><text:span text:style-name="T2">dir_path</text:span><text:span text:style-name="T20"> ]</text:span><text:span text:style-name="T10">'</text:span></text:p>
      <text:p text:style-name="P23">where:</text:p>
      <text:p text:style-name="P14">listtype <text:span text:style-name="T11">is one of the types in </text:span><text:span text:style-name="T13">T</text:span><text:span text:style-name="T11">able 1.</text:span></text:p>
      <text:p text:style-name="P15">list_name<text:span text:style-name="T10"> is a label made up of alphanumeric, '_' </text:span><text:span text:style-name="T15">and</text:span><text:span text:style-name="T10"> '-' (no spaces</text:span><text:span text:style-name="T14">). <text:s/>The same </text:span><text:span text:style-name="T24">list_name </text:span><text:span text:style-name="T14">can (and should) be used for multiple listtypes, </text:span><text:span text:style-name="T19">as this enables a single storyboard function to check multiple listtypes. <text:s/>For example the urlin storyboard state condition will search sitelist, ipsitelist, urllist, and regexpboollist listtypes. Note that</text:span><text:span text:style-name="T14"> </text:span><text:span text:style-name="T24">list_name</text:span><text:span text:style-name="T14"> must be unique within each listtype. <text:s/></text:span><text:span text:style-name="T19">Where a list_name/listtype combination is duplicated all but the last one read will be ignored. <text:s text:c="2"/></text:span><text:span text:style-name="T14">Which listtypes of a </text:span><text:span text:style-name="T24">list_name</text:span><text:span text:style-name="T14"> that are used and the order they are used in a storyboard condition is determined by the storyboard state condition </text:span><text:span text:style-name="T16">used</text:span><text:span text:style-name="T14">.</text:span></text:p>
      <text:p text:style-name="P15">nnn<text:span text:style-name="T10"> is a message number for block message displayed to user and status number entered into log (types 5,</text:span><text:span text:style-name="T21">6,7</text:span><text:span text:style-name="T10"> &amp; </text:span><text:span text:style-name="T21">8</text:span><text:span text:style-name="T10">) – default is 0.</text:span></text:p>
      <text:p text:style-name="P15">lll<text:span text:style-name="T10"> is the message number for log message – default is </text:span><text:span text:style-name="T12">messageno</text:span></text:p>
      <text:p text:style-name="P16"><text:span text:style-name="T12">a</text:span><text:span text:style-name="T10">nonlog=true anonymises log entries </text:span><text:span text:style-name="T21">for both user and url </text:span><text:span text:style-name="T10">where this list is matched (Default is false)</text:span></text:p>
      <text:p text:style-name="P18">sitewild=false overrides the standard site 'wildcard' behaviour for site and url lists. i.e. An exact match will be required for the site name. <text:s/>This is quicker as only a single list check is required. <text:s/>With the standard sitewild logic (number of '.' in site)+1 checks are required. <text:s/>(Default is true)</text:p>
      <text:p text:style-name="P17">path_to_list_file <text:span text:style-name="T10">is fully qualified path to list file.</text:span></text:p>
      <text:p text:style-name="P19">list_dir is a list path – this will replace any __LISTDIR__ variables in the list <text:line-break/> <text:s text:c="23"/>– defaults to the current LISTDIR value I.e listdir=__LISTDIR__</text:p>
      <text:h text:style-name="P37" text:outline-level="3"><text:bookmark-start text:name="__RefHeading___Toc1470_1358257363"/><text:soft-page-break/>Table 1 – List Types<text:bookmark-end text:name="__RefHeading___Toc1470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05553173612800">
            <table:table-cell table:style-name="Table1.A1" office:value-type="string">
              <text:p text:style-name="P2">ListTyp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2">Storyboard states that can use this list type</text:p>
            </table:table-cell>
          </table:table-row>
        </table:table-header-rows>
        <table:table-row table:style-name="TableLine105553173438720">
          <table:table-cell table:style-name="Table1.A2" office:value-type="string">
            <text:p text:style-name="P3">fileextlist</text:p>
          </table:table-cell>
          <table:table-cell table:style-name="Table1.A2" office:value-type="string">
            <text:p text:style-name="P3">List of file extensions</text:p>
          </table:table-cell>
          <table:table-cell table:style-name="Table1.C2" office:value-type="string">
            <text:p text:style-name="P5">extensionin, <text:span text:style-name="T6">urlin</text:span></text:p>
          </table:table-cell>
        </table:table-row>
        <table:table-row table:style-name="TableLine105553173823488">
          <table:table-cell table:style-name="Table1.A2" office:value-type="string">
            <text:p text:style-name="P5">iplist</text:p>
          </table:table-cell>
          <table:table-cell table:style-name="Table1.A2" office:value-type="string">
            <text:p text:style-name="P5">List of IP and IP ranges </text:p>
          </table:table-cell>
          <table:table-cell table:style-name="Table1.C2" office:value-type="string">
            <text:p text:style-name="P5">clientin</text:p>
          </table:table-cell>
        </table:table-row>
        <table:table-row table:style-name="TableLine105553173823744">
          <table:table-cell table:style-name="Table1.A2" office:value-type="string">
            <text:p text:style-name="P7">ipmaplist</text:p>
          </table:table-cell>
          <table:table-cell table:style-name="Table1.A2" office:value-type="string">
            <text:p text:style-name="P7">Map of IP and IP ranges to data (normally filter group) </text:p>
          </table:table-cell>
          <table:table-cell table:style-name="Table1.C2" office:value-type="string">
            <text:p text:style-name="P7"><text:span text:style-name="T3">client</text:span>in</text:p>
          </table:table-cell>
        </table:table-row>
        <table:table-row table:style-name="TableLine105553173824000">
          <table:table-cell table:style-name="Table1.A2" office:value-type="string">
            <text:p text:style-name="P5">ipsitelist</text:p>
          </table:table-cell>
          <table:table-cell table:style-name="Table1.A2" office:value-type="string">
            <text:p text:style-name="P5">List of IP and IP ranges of sites which are IP address</text:p>
          </table:table-cell>
          <table:table-cell table:style-name="Table1.C2" office:value-type="string">
            <text:p text:style-name="P4">sitein, urlin, <text:span text:style-name="T23">embeddedin, refererin</text:span></text:p>
          </table:table-cell>
        </table:table-row>
        <table:table-row table:style-name="TableLine105553173824256">
          <table:table-cell table:style-name="Table1.A2" office:value-type="string">
            <text:p text:style-name="P7">maplist</text:p>
          </table:table-cell>
          <table:table-cell table:style-name="Table1.A2" office:value-type="string">
            <text:p text:style-name="P7">Map of key to data (e.g. user → filter group)</text:p>
          </table:table-cell>
          <table:table-cell table:style-name="Table1.C2" office:value-type="string">
            <text:p text:style-name="P7">userin</text:p>
          </table:table-cell>
        </table:table-row>
        <table:table-row table:style-name="TableLine105553173824768">
          <table:table-cell table:style-name="Table1.A2" office:value-type="string">
            <text:p text:style-name="P3">mimelist</text:p>
          </table:table-cell>
          <table:table-cell table:style-name="Table1.A2" office:value-type="string">
            <text:p text:style-name="P3">List of mime types</text:p>
          </table:table-cell>
          <table:table-cell table:style-name="Table1.C2" office:value-type="string">
            <text:p text:style-name="P5">mimein</text:p>
          </table:table-cell>
        </table:table-row>
        <table:table-row table:style-name="TableLine105553173825024">
          <table:table-cell table:style-name="Table1.A2" office:value-type="string">
            <text:p text:style-name="P3">regexpboollist</text:p>
          </table:table-cell>
          <table:table-cell table:style-name="Table1.A2" office:value-type="string">
            <text:p text:style-name="P3">List of Regular Expressions (present/absent)</text:p>
          </table:table-cell>
          <table:table-cell table:style-name="Table1.C2" office:value-type="string">
            <text:p text:style-name="P3">sitein, urlin, <text:span text:style-name="T23">embeddedin, refererin, headerin</text:span></text:p>
          </table:table-cell>
        </table:table-row>
        <table:table-row table:style-name="TableLine105553173825280">
          <table:table-cell table:style-name="Table1.A2" office:value-type="string">
            <text:p text:style-name="P3">regexpreplacelist</text:p>
          </table:table-cell>
          <table:table-cell table:style-name="Table1.A2" office:value-type="string">
            <text:p text:style-name="P3">List of Regular Expression<text:span text:style-name="T25">s</text:span> which modify target</text:p>
          </table:table-cell>
          <table:table-cell table:style-name="Table1.C2" office:value-type="string">
            <text:p text:style-name="P5">fullurlin, <text:span text:style-name="T8">headerin</text:span></text:p>
          </table:table-cell>
        </table:table-row>
        <table:table-row table:style-name="TableLine105553173825536">
          <table:table-cell table:style-name="Table1.A2" office:value-type="string">
            <text:p text:style-name="P3">searchlist</text:p>
          </table:table-cell>
          <table:table-cell table:style-name="Table1.A2" office:value-type="string">
            <text:p text:style-name="P3">List of search words in ASCII order separated by '+'</text:p>
          </table:table-cell>
          <table:table-cell table:style-name="Table1.C2" office:value-type="string">
            <text:p text:style-name="P3">searchin</text:p>
          </table:table-cell>
        </table:table-row>
        <table:table-row table:style-name="TableLine105553173825792">
          <table:table-cell table:style-name="Table1.A2" office:value-type="string">
            <text:p text:style-name="P3">sitelist</text:p>
          </table:table-cell>
          <table:table-cell table:style-name="Table1.A2" office:value-type="string">
            <text:p text:style-name="P3">List of site domains </text:p>
          </table:table-cell>
          <table:table-cell table:style-name="Table1.C2" office:value-type="string">
            <text:p text:style-name="P4">sitein, urlin, <text:span text:style-name="T23">embeddedin, refererin, clientin</text:span></text:p>
          </table:table-cell>
        </table:table-row>
        <table:table-row table:style-name="TableLine105553173824512">
          <table:table-cell table:style-name="Table1.A2" office:value-type="string">
            <text:p text:style-name="P6">timelist</text:p>
          </table:table-cell>
          <table:table-cell table:style-name="Table1.A2" office:value-type="string">
            <text:p text:style-name="P6">List of time bands</text:p>
          </table:table-cell>
          <table:table-cell table:style-name="Table1.C2" office:value-type="string">
            <text:p text:style-name="P6">timein</text:p>
          </table:table-cell>
        </table:table-row>
        <table:table-row table:style-name="TableLine105553173826048">
          <table:table-cell table:style-name="Table1.A2" office:value-type="string">
            <text:p text:style-name="P3">urllist</text:p>
          </table:table-cell>
          <table:table-cell table:style-name="Table1.A2" office:value-type="string">
            <text:p text:style-name="P3">List of URLs (site + url)</text:p>
          </table:table-cell>
          <table:table-cell table:style-name="Table1.C2" office:value-type="string">
            <text:p text:style-name="P4">urlin, <text:span text:style-name="T23">embeddedin, refererin</text:span></text:p>
          </table:table-cell>
        </table:table-row>
        <table:table-row table:style-name="TableLine105553173826048">
          <table:table-cell table:style-name="Table1.A2" office:value-type="string">
            <text:p text:style-name="P39">categorylist</text:p>
          </table:table-cell>
          <table:table-cell table:style-name="Table1.A2" office:value-type="string">
            <text:p text:style-name="P39">List of Categories</text:p>
          </table:table-cell>
          <table:table-cell table:style-name="Table1.C2" office:value-type="string">
            <text:p text:style-name="P39">categoryin</text:p>
          </table:table-cell>
        </table:table-row>
      </table:table>
      <text:p text:style-name="P31"/>
      <text:p text:style-name="P31">See configs/e2guardian.conf and configs/e2guardianf1.conf for example entries.</text:p>
      <text:p text:style-name="P24">Philip Pearce <text:span text:style-name="T26"><text:s/></text:span><text:s/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24409d"/>
    </style:style>
    <style:style style:name="MT2" style:family="text">
      <style:text-properties officeooo:rsid="0028ee2e"/>
    </style:style>
    <style:style style:name="MT3" style:family="text">
      <style:text-properties officeooo:rsid="002785e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4</text:span> – List Definition <text:tab/><text:span text:style-name="MT2">8</text:span><text:span text:style-name="MT3"> </text:span><text:span text:style-name="MT2">April</text:span><text:span text:style-name="MT3"> 202</text:span><text:span text:style-name="MT2">2</text:span><text:tab/>page <text:page-number text:select-page="current">5</text:page-number><text:s/>of <text:page-count>5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Philip Pearce</meta:initial-creator>
    <meta:creation-date>2017-07-12T10:17:06.620915000</meta:creation-date>
    <dc:date>2022-04-08T12:37:49.944874282</dc:date>
    <dc:creator>Philip Pearce</dc:creator>
    <meta:editing-duration>PT2H44M12S</meta:editing-duration>
    <meta:editing-cycles>14</meta:editing-cycles>
    <meta:generator>LibreOffice/7.1.5.2$MacOSX_X86_64 LibreOffice_project/85f04e9f809797b8199d13c421bd8a2b025d52b5</meta:generator>
    <meta:document-statistic meta:table-count="1" meta:image-count="0" meta:object-count="0" meta:page-count="5" meta:paragraph-count="83" meta:word-count="645" meta:character-count="4529" meta:non-whitespace-character-count="3900"/>
  </office:meta>
</office:document-meta>
</file>